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56f" officeooo:paragraph-rsid="000bf56f"/>
    </style:style>
    <style:style style:name="P2" style:family="paragraph" style:parent-style-name="Standard">
      <style:text-properties officeooo:rsid="000c8920" officeooo:paragraph-rsid="000c8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it 2</text:p>
      <text:p text:style-name="P1"/>
      <text:p text:style-name="P2">Testing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9T13:03:26.420905384</meta:creation-date>
    <dc:date>2023-11-09T13:10:20.582470294</dc:date>
    <meta:editing-duration>PT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17" meta:non-whitespace-character-count="15"/>
  </office:meta>
</office:document-meta>
</file>